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3.9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rypto" table:style-name="ta1" table:print="false">
        <table:table-column table:style-name="co1" table:default-cell-style-name="Default"/>
        <table:table-row table:style-name="ro1">
          <table:table-cell table:formula="of:=[Datas.N2]" office:value-type="string" office:string-value="Flux(FLUX)">
            <text:p>Flux(FLUX)</text:p>
          </table:table-cell>
        </table:table-row>
      </table:table>
      <table:table table:name="Datas" table:style-name="ta1"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ce7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able:cell-range-source table:name="HTML_1" xlink:type="simple" xlink:href="https://whattomine.com/coins?aq_69xt=0&amp;aq_68xt=0&amp;aq_68=0&amp;aq_67xt=0&amp;aq_66xt=0&amp;aq_vii=0&amp;aq_5700xt=0&amp;aq_5700=0&amp;aq_5600xt=0&amp;aq_vega64=0&amp;aq_vega56=0&amp;aq_39Ti=0&amp;aq_3090=0&amp;aq_38Ti=0&amp;aq_3080=0&amp;aq_38L=0&amp;aq_37Ti=0&amp;aq_3070=0&amp;aq_37L=0&amp;aq_3060Ti=0&amp;aq_36TiL=0&amp;aq_3060=0&amp;aq_36L=0&amp;aq_66=0&amp;aq_55xt8=0&amp;aq_580=0&amp;aq_570=0&amp;aq_480=3&amp;aq_470=0&amp;aq_fury=0&amp;aq_380=0&amp;aq_a5=0&amp;aq_a45=0&amp;aq_a4=0&amp;aq_a2=0&amp;aq_2080Ti=0&amp;aq_2080=0&amp;aq_2070=0&amp;aq_2060=0&amp;aq_166s=0&amp;aq_1660Ti=0&amp;aq_1660=0&amp;aq_1080Ti=0&amp;aq_1080=0&amp;aq_1070Ti=0&amp;aq_1070=0&amp;aq_10606=0&amp;aq_1050Ti=0&amp;eth=true&amp;factor%5Beth_hr%5D=28&amp;factor%5Beth_p%5D=120&amp;e4g=true&amp;factor%5Be4g_hr%5D=30&amp;factor%5Be4g_p%5D=140&amp;zh=true&amp;factor%5Bzh_hr%5D=0&amp;factor%5Bzh_p%5D=0&amp;cnh=true&amp;factor%5Bcnh_hr%5D=0&amp;factor%5Bcnh_p%5D=0&amp;cng=true&amp;factor%5Bcng_hr%5D=0&amp;factor%5Bcng_p%5D=0&amp;cnf=true&amp;factor%5Bcnf_hr%5D=0&amp;factor%5Bcnf_p%5D=0&amp;cx=true&amp;factor%5Bcx_hr%5D=0&amp;factor%5Bcx_p%5D=0&amp;eqa=true&amp;factor%5Beqa_hr%5D=0&amp;factor%5Beqa_p%5D=0&amp;cc=true&amp;factor%5Bcc_hr%5D=0&amp;factor%5Bcc_p%5D=0&amp;cr29=true&amp;factor%5Bcr29_hr%5D=0&amp;factor%5Bcr29_p%5D=0&amp;ct31=true&amp;factor%5Bct31_hr%5D=0&amp;factor%5Bct31_p%5D=0&amp;ct32=true&amp;factor%5Bct32_hr%5D=0&amp;factor%5Bct32_p%5D=0&amp;eqb=true&amp;factor%5Beqb_hr%5D=0&amp;factor%5Beqb_p%5D=0&amp;rmx=true&amp;factor%5Brmx_hr%5D=0&amp;factor%5Brmx_p%5D=0&amp;ns=true&amp;factor%5Bns_hr%5D=0&amp;factor%5Bns_p%5D=0&amp;al=true&amp;factor%5Bal_hr%5D=51&amp;factor%5Bal_p%5D=130&amp;ops=true&amp;factor%5Bops_hr%5D=8&amp;factor%5Bops_p%5D=130&amp;eqz=true&amp;factor%5Beqz_hr%5D=0&amp;factor%5Beqz_p%5D=0&amp;zlh=true&amp;factor%5Bzlh_hr%5D=32&amp;factor%5Bzlh_p%5D=120&amp;kpw=true&amp;factor%5Bkpw_hr%5D=15&amp;factor%5Bkpw_p%5D=130&amp;ppw=true&amp;factor%5Bppw_hr%5D=0&amp;factor%5Bppw_p%5D=0&amp;x25x=true&amp;factor%5Bx25x_hr%5D=0&amp;factor%5Bx25x_p%5D=0&amp;fpw=true&amp;factor%5Bfpw_hr%5D=0&amp;factor%5Bfpw_p%5D=0&amp;vh=true&amp;factor%5Bvh_hr%5D=0&amp;factor%5Bvh_p%5D=0&amp;factor%5Bcost%5D=0.2&amp;factor%5Bcost_currency%5D=USD&amp;sort=Profitability24&amp;volume=0&amp;revenue=1h&amp;factor%5Bexchanges%5D%5B%5D=&amp;factor%5Bexchanges%5D%5B%5D=binance&amp;factor%5Bexchanges%5D%5B%5D=bitfinex&amp;factor%5Bexchanges%5D%5B%5D=bitforex&amp;factor%5Bexchanges%5D%5B%5D=bittrex&amp;factor%5Bexchanges%5D%5B%5D=coinex&amp;factor%5Bexchanges%5D%5B%5D=dove&amp;factor%5Bexchanges%5D%5B%5D=exmo&amp;factor%5Bexchanges%5D%5B%5D=gate&amp;factor%5Bexchanges%5D%5B%5D=graviex&amp;factor%5Bexchanges%5D%5B%5D=hitbtc&amp;factor%5Bexchanges%5D%5B%5D=hotbit&amp;factor%5Bexchanges%5D%5B%5D=ogre&amp;factor%5Bexchanges%5D%5B%5D=poloniex&amp;factor%5Bexchanges%5D%5B%5D=stex&amp;dataset=Main&amp;commit=Calculate" table:filter-name="calc_HTML_WebQuery" table:filter-options="0 0" table:last-column-spanned="9" table:last-row-spanned="170" table:refresh-delay="PT00H15M00S"/>
            <text:p>Name(Tag)</text:p>
          </table:table-cell>
          <table:table-cell table:style-name="ce1" office:value-type="string">
            <text:p>Block Time</text:p>
          </table:table-cell>
          <table:table-cell table:style-name="ce1" office:value-type="string">
            <text:p>Difficulty</text:p>
          </table:table-cell>
          <table:table-cell table:style-name="ce1" office:value-type="string">
            <text:p>Est. Rewards</text:p>
          </table:table-cell>
          <table:table-cell table:style-name="ce6" office:value-type="string">
            <text:p>Exchange Rate</text:p>
          </table:table-cell>
          <table:table-cell table:style-name="ce1" office:value-type="string">
            <text:p>Market Cap</text:p>
          </table:table-cell>
          <table:table-cell table:style-name="ce1" office:value-type="string">
            <text:p>Rev. BTC</text:p>
          </table:table-cell>
          <table:table-cell table:style-name="ce1" office:value-type="string">
            <text:p>Rev. $</text:p>
          </table:table-cell>
          <table:table-cell table:style-name="ce1" office:value-type="string">
            <text:p>Profitability</text:p>
          </table:table-cell>
          <table:table-cell table:number-columns-repeated="2"/>
          <table:table-cell table:style-name="ce8" office:value-type="string">
            <text:p>MAX PROFIT</text:p>
          </table:table-cell>
          <table:table-cell table:style-name="ce8" office:value-type="string">
            <text:p>CRYPTO</text:p>
          </table:table-cell>
          <table:table-cell table:style-name="ce10" office:value-type="string">
            <text:p>NOM CRYPTO</text:p>
          </table:table-cell>
        </table:table-row>
        <table:table-row table:style-name="ro1">
          <table:table-cell table:style-name="ce1" office:value-type="string">
            <text:p>Algorithm</text:p>
          </table:table-cell>
          <table:table-cell table:style-name="ce1" office:value-type="string">
            <text:p>Block Reward</text:p>
          </table:table-cell>
          <table:table-cell table:style-name="ce1" office:value-type="string">
            <text:p>NetHash</text:p>
          </table:table-cell>
          <table:table-cell table:style-name="ce1" office:value-type="string">
            <text:p>Est. Rewards 24h</text:p>
          </table:table-cell>
          <table:table-cell/>
          <table:table-cell table:style-name="ce1" office:value-type="string">
            <text:p>Volume</text:p>
          </table:table-cell>
          <table:table-cell table:style-name="ce1" office:value-type="string">
            <text:p>Rev. 24h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Current | 24h</text:p>
          </table:table-cell>
          <table:table-cell table:number-columns-repeated="2"/>
          <table:table-cell table:style-name="ce9" table:formula="of:=MAX([.J$1:.J$1048576])" office:value-type="float" office:value="0.9">
            <text:p>0,9</text:p>
          </table:table-cell>
          <table:table-cell table:style-name="ce9" table:formula="of:=MATCH([.L2];[.J$1:.J$1048576];1)" office:value-type="float" office:value="13">
            <text:p>13</text:p>
          </table:table-cell>
          <table:table-cell table:formula="of:=INDEX([.A1:.J195];[.M2];1)" office:value-type="string" office:string-value="Flux(FLUX)">
            <text:p>Flux(FLUX)</text:p>
          </table:table-cell>
        </table:table-row>
        <table:table-row table:style-name="ro1">
          <table:table-cell table:style-name="ce2" office:value-type="string">
            <text:p/>
          </table:table-cell>
          <table:table-cell table:style-name="ce1" office:value-type="string">
            <text:p>Last Block</text:p>
          </table:table-cell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/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 table:style-name="ce1" office:value-type="string">
            <text:p>3 days | 7 day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34-rvn-kawpow?cost=0.2&amp;cost_currency=USD&amp;hr=15.0&amp;p=130.0">Ravencoin(RVN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32,269.202 2.31 Th/s</text:p>
          </table:table-cell>
          <table:table-cell table:style-name="ce3" office:value-type="string">
            <text:p>23.3773</text:p>
          </table:table-cell>
          <table:table-cell table:style-name="ce3"/>
          <table:table-cell table:style-name="ce3" office:value-type="string">
            <text:p>$397,208,582</text:p>
          </table:table-cell>
          <table:table-cell table:style-name="ce3" office:value-type="string">
            <text:p>0.000036</text:p>
          </table:table-cell>
          <table:table-cell table:style-name="ce3" office:value-type="string">
            <text:p>$0.84</text:p>
          </table:table-cell>
          <table:table-cell table:style-name="ce5" office:value-type="string">
            <text:p>114% | 102%</text:p>
          </table:table-cell>
          <table:table-cell table:formula="of:=VALUE(SUBSTITUTE(SUBSTITUTE([.H4];&quot;$&quot;;&quot;&quot;);&quot;.&quot;;&quot;,&quot;))" office:value-type="float" office:value="0.84">
            <text:p>0,8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awPow</text:p>
          </table:table-cell>
          <table:table-cell table:style-name="ce3" office:value-type="string">
            <text:p>BR: 2,500.00</text:p>
          </table:table-cell>
          <table:table-cell table:style-name="ce3" office:value-type="string">
            <text:p>-9.5%</text:p>
          </table:table-cell>
          <table:table-cell table:style-name="ce3" office:value-type="string">
            <text:p>21.1476</text:p>
          </table:table-cell>
          <table:table-cell table:style-name="ce3" office:value-type="string">
            <text:p><text:a xlink:href="https://www.binance.com/en/trade/RVN_BTC">0.00000155(Binance)</text:a> 0.1% </text:p>
          </table:table-cell>
          <table:table-cell table:style-name="ce5" office:value-type="string">
            <text:p>82.35 BTC</text:p>
          </table:table-cell>
          <table:table-cell table:style-name="ce3" office:value-type="string">
            <text:p>0.000033</text:p>
          </table:table-cell>
          <table:table-cell table:style-name="ce5" office:value-type="string">
            <text:p>$0.22</text:p>
          </table:table-cell>
          <table:table-cell table:style-name="ce3" office:value-type="string">
            <text:p>100% | 98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402,92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51-eth-ethash?cost=0.2&amp;cost_currency=USD&amp;hr=28.0&amp;p=120.0">Ethereum(ETH)</text:a></text:p>
          </table:table-cell>
          <table:table-cell table:style-name="ce3" office:value-type="string">
            <text:p>BT: 13.6s</text:p>
          </table:table-cell>
          <table:table-cell table:style-name="ce5" office:value-type="string">
            <text:p>11,956,097G 879.07 Th/s</text:p>
          </table:table-cell>
          <table:table-cell table:style-name="ce3" office:value-type="string">
            <text:p>0.0004</text:p>
          </table:table-cell>
          <table:table-cell table:style-name="ce3"/>
          <table:table-cell table:style-name="ce3" office:value-type="string">
            <text:p>$229,799,678,323</text:p>
          </table:table-cell>
          <table:table-cell table:style-name="ce3" office:value-type="string">
            <text:p>0.000032</text:p>
          </table:table-cell>
          <table:table-cell table:style-name="ce3" office:value-type="string">
            <text:p>$0.77</text:p>
          </table:table-cell>
          <table:table-cell table:style-name="ce3" office:value-type="string">
            <text:p>100% | 100%</text:p>
          </table:table-cell>
          <table:table-cell table:formula="of:=VALUE(SUBSTITUTE(SUBSTITUTE([.H7];&quot;$&quot;;&quot;&quot;);&quot;.&quot;;&quot;,&quot;))" office:value-type="float" office:value="0.77">
            <text:p>0,77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2.05</text:p>
          </table:table-cell>
          <table:table-cell table:style-name="ce3" office:value-type="string">
            <text:p>-0.3%</text:p>
          </table:table-cell>
          <table:table-cell table:style-name="ce3" office:value-type="string">
            <text:p>0.0004</text:p>
          </table:table-cell>
          <table:table-cell table:style-name="ce3" office:value-type="string">
            <text:p><text:a xlink:href="https://www.binance.com/en/trade/ETH_BTC">0.07703400(Binance)</text:a> 0.5% </text:p>
          </table:table-cell>
          <table:table-cell table:style-name="ce5" office:value-type="string">
            <text:p>11,964.69 BTC</text:p>
          </table:table-cell>
          <table:table-cell table:style-name="ce3" office:value-type="string">
            <text:p>0.000032</text:p>
          </table:table-cell>
          <table:table-cell table:style-name="ce5" office:value-type="string">
            <text:p>$0.19</text:p>
          </table:table-cell>
          <table:table-cell table:style-name="ce3" office:value-type="string">
            <text:p>100% | 10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5,319,9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ZelHash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190.44 kh/s</text:p>
          </table:table-cell>
          <table:table-cell table:style-name="ce3" office:value-type="string">
            <text:p>0.00003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30</text:p>
          </table:table-cell>
          <table:table-cell table:style-name="ce3" office:value-type="string">
            <text:p>$0.76</text:p>
          </table:table-cell>
          <table:table-cell table:style-name="ce3" office:value-type="string">
            <text:p>94% | 99%</text:p>
          </table:table-cell>
          <table:table-cell table:formula="of:=VALUE(SUBSTITUTE(SUBSTITUTE([.H10];&quot;$&quot;;&quot;&quot;);&quot;.&quot;;&quot;,&quot;))" office:value-type="float" office:value="0.76">
            <text:p>0,7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elHash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14.0%</text:p>
          </table:table-cell>
          <table:table-cell table:style-name="ce3" office:value-type="string">
            <text:p>0.000032</text:p>
          </table:table-cell>
          <table:table-cell table:style-name="ce3" office:value-type="string">
            <text:p><text:a xlink:href="https://www.nicehash.com/my/marketplace/ZELHASH?refby=766b99fa-83da-40fc-9531-0a73b60d41a5">981.44898225(Nicehash)</text:a> -5.7% </text:p>
          </table:table-cell>
          <table:table-cell table:style-name="ce5" office:value-type="string">
            <text:p>0.23 BTC</text:p>
          </table:table-cell>
          <table:table-cell table:style-name="ce3" office:value-type="string">
            <text:p>0.000032</text:p>
          </table:table-cell>
          <table:table-cell table:style-name="ce5" office:value-type="string">
            <text:p>$0.19</text:p>
          </table:table-cell>
          <table:table-cell table:style-name="ce3" office:value-type="string">
            <text:p>97% | 95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87-flux-zelhash?cost=0.2&amp;cost_currency=USD&amp;hr=32.0&amp;p=120.0">Flux(FLUX)</text:a></text:p>
          </table:table-cell>
          <table:table-cell table:style-name="ce3" office:value-type="string">
            <text:p>BT: 2m 1s</text:p>
          </table:table-cell>
          <table:table-cell table:style-name="ce5" office:value-type="string">
            <text:p>18,164.603 1.23 Mh/s</text:p>
          </table:table-cell>
          <table:table-cell table:style-name="ce3" office:value-type="string">
            <text:p>0.9685</text:p>
          </table:table-cell>
          <table:table-cell table:style-name="ce3"/>
          <table:table-cell table:style-name="ce3" office:value-type="string">
            <text:p>$198,066,798</text:p>
          </table:table-cell>
          <table:table-cell table:style-name="ce3" office:value-type="string">
            <text:p>0.000031</text:p>
          </table:table-cell>
          <table:table-cell table:style-name="ce3" office:value-type="string">
            <text:p>$0.90</text:p>
          </table:table-cell>
          <table:table-cell table:style-name="ce3" office:value-type="string">
            <text:p>96% | 99%</text:p>
          </table:table-cell>
          <table:table-cell table:formula="of:=VALUE(SUBSTITUTE(SUBSTITUTE([.H13];&quot;$&quot;;&quot;&quot;);&quot;.&quot;;&quot;,&quot;))" office:value-type="float" office:value="0.9">
            <text:p>0,9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elHash</text:p>
          </table:table-cell>
          <table:table-cell table:style-name="ce3" office:value-type="string">
            <text:p>BR: 37.50</text:p>
          </table:table-cell>
          <table:table-cell table:style-name="ce3" office:value-type="string">
            <text:p>4.3%</text:p>
          </table:table-cell>
          <table:table-cell table:style-name="ce3" office:value-type="string">
            <text:p>1.0102</text:p>
          </table:table-cell>
          <table:table-cell table:style-name="ce3" office:value-type="string">
            <text:p><text:a xlink:href="https://www.gate.io/trade/FLUX_USDT">0.00003152(Gate.io)</text:a> 0.9% </text:p>
          </table:table-cell>
          <table:table-cell table:style-name="ce5" office:value-type="string">
            <text:p>370.32 BTC</text:p>
          </table:table-cell>
          <table:table-cell table:style-name="ce3" office:value-type="string">
            <text:p>0.000032</text:p>
          </table:table-cell>
          <table:table-cell table:style-name="ce5" office:value-type="string">
            <text:p>$0.32</text:p>
          </table:table-cell>
          <table:table-cell table:style-name="ce3" office:value-type="string">
            <text:p>101% | 103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184,14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Ethash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42.15 Th/s</text:p>
          </table:table-cell>
          <table:table-cell table:style-name="ce3" office:value-type="string">
            <text:p>0.00003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30</text:p>
          </table:table-cell>
          <table:table-cell table:style-name="ce3" office:value-type="string">
            <text:p>$0.76</text:p>
          </table:table-cell>
          <table:table-cell table:style-name="ce3" office:value-type="string">
            <text:p>94% | 98%</text:p>
          </table:table-cell>
          <table:table-cell table:formula="of:=VALUE(SUBSTITUTE(SUBSTITUTE([.H16];&quot;$&quot;;&quot;&quot;);&quot;.&quot;;&quot;,&quot;))" office:value-type="float" office:value="0.76">
            <text:p>0,7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1.0%</text:p>
          </table:table-cell>
          <table:table-cell table:style-name="ce3" office:value-type="string">
            <text:p>0.000031</text:p>
          </table:table-cell>
          <table:table-cell table:style-name="ce3" office:value-type="string">
            <text:p><text:a xlink:href="https://www.nicehash.com/my/marketplace/DAGGERHASHIMOTO?refby=766b99fa-83da-40fc-9531-0a73b60d41a5">1.11303728(Nicehash)</text:a> -4.7% </text:p>
          </table:table-cell>
          <table:table-cell table:style-name="ce5" office:value-type="string">
            <text:p>49.44 BTC</text:p>
          </table:table-cell>
          <table:table-cell table:style-name="ce3" office:value-type="string">
            <text:p>0.000031</text:p>
          </table:table-cell>
          <table:table-cell table:style-name="ce5" office:value-type="string">
            <text:p>$0.19</text:p>
          </table:table-cell>
          <table:table-cell table:style-name="ce3" office:value-type="string">
            <text:p>95% | 94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KawPow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1.09 Th/s</text:p>
          </table:table-cell>
          <table:table-cell table:style-name="ce3" office:value-type="string">
            <text:p>0.000034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34</text:p>
          </table:table-cell>
          <table:table-cell table:style-name="ce3" office:value-type="string">
            <text:p>$0.78</text:p>
          </table:table-cell>
          <table:table-cell table:style-name="ce5" office:value-type="string">
            <text:p>105% | 96%</text:p>
          </table:table-cell>
          <table:table-cell table:formula="of:=VALUE(SUBSTITUTE(SUBSTITUTE([.H19];&quot;$&quot;;&quot;&quot;);&quot;.&quot;;&quot;,&quot;))" office:value-type="float" office:value="0.78">
            <text:p>0,78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awPow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58.0%</text:p>
          </table:table-cell>
          <table:table-cell table:style-name="ce3" office:value-type="string">
            <text:p>0.000031</text:p>
          </table:table-cell>
          <table:table-cell table:style-name="ce3" office:value-type="string">
            <text:p><text:a xlink:href="https://www.nicehash.com/my/marketplace/KAWPOW?refby=766b99fa-83da-40fc-9531-0a73b60d41a5">0.00233642(Nicehash)</text:a> 8.4% </text:p>
          </table:table-cell>
          <table:table-cell table:style-name="ce5" office:value-type="string">
            <text:p>1.48 BTC</text:p>
          </table:table-cell>
          <table:table-cell table:style-name="ce3" office:value-type="string">
            <text:p>0.000031</text:p>
          </table:table-cell>
          <table:table-cell table:style-name="ce5" office:value-type="string">
            <text:p>$0.16</text:p>
          </table:table-cell>
          <table:table-cell table:style-name="ce3" office:value-type="string">
            <text:p>96% | 96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51-neox-kawpow?cost=0.2&amp;cost_currency=USD&amp;hr=15.0&amp;p=130.0">Neoxa(NEOX)</text:a></text:p>
          </table:table-cell>
          <table:table-cell table:style-name="ce3" office:value-type="string">
            <text:p>BT: 1m 1s</text:p>
          </table:table-cell>
          <table:table-cell table:style-name="ce5" office:value-type="string">
            <text:p>1,488.442 104.80 Gh/s</text:p>
          </table:table-cell>
          <table:table-cell table:style-name="ce3" office:value-type="string">
            <text:p>861.4698</text:p>
          </table:table-cell>
          <table:table-cell table:style-name="ce3"/>
          <table:table-cell table:style-name="ce3" office:value-type="string">
            <text:p>$557,579</text:p>
          </table:table-cell>
          <table:table-cell table:style-name="ce3" office:value-type="string">
            <text:p>0.000032</text:p>
          </table:table-cell>
          <table:table-cell table:style-name="ce3" office:value-type="string">
            <text:p>$0.76</text:p>
          </table:table-cell>
          <table:table-cell table:style-name="ce5" office:value-type="string">
            <text:p>101% | 94%</text:p>
          </table:table-cell>
          <table:table-cell table:formula="of:=VALUE(SUBSTITUTE(SUBSTITUTE([.H22];&quot;$&quot;;&quot;&quot;);&quot;.&quot;;&quot;,&quot;))" office:value-type="float" office:value="0.76">
            <text:p>0,7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awPow</text:p>
          </table:table-cell>
          <table:table-cell table:style-name="ce3" office:value-type="string">
            <text:p>BR: 4,250.00</text:p>
          </table:table-cell>
          <table:table-cell table:style-name="ce3" office:value-type="string">
            <text:p>-6.1%</text:p>
          </table:table-cell>
          <table:table-cell table:style-name="ce3" office:value-type="string">
            <text:p>808.9898</text:p>
          </table:table-cell>
          <table:table-cell table:style-name="ce3" office:value-type="string">
            <text:p><text:a xlink:href="https://tradeogre.com/exchange/LTC-NEOX">0.00001482(TradeOgre) (L)</text:a> -8.7% </text:p>
          </table:table-cell>
          <table:table-cell table:style-name="ce5" office:value-type="string">
            <text:p>113.39 LTC</text:p>
          </table:table-cell>
          <table:table-cell table:style-name="ce3" office:value-type="string">
            <text:p>0.000030</text:p>
          </table:table-cell>
          <table:table-cell table:style-name="ce5" office:value-type="string">
            <text:p>$0.13</text:p>
          </table:table-cell>
          <table:table-cell table:style-name="ce3" office:value-type="string">
            <text:p>96% | 97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21,29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4" office:value-type="string">
            <text:p/>
          </table:table-cell>
          <table:table-cell table:number-columns-repeated="13"/>
        </table:table-row>
        <table:table-row table:style-name="ro1">
          <table:table-cell table:style-name="ce3" office:value-type="string">
            <text:p><text:a xlink:href="https://whattomine.com/coins/162-etc-etchash?cost=0.2&amp;cost_currency=USD&amp;hr=30.0&amp;p=140.0">EthereumClassic(ETC)</text:a></text:p>
          </table:table-cell>
          <table:table-cell table:style-name="ce3" office:value-type="string">
            <text:p>BT: 13.05s</text:p>
          </table:table-cell>
          <table:table-cell table:style-name="ce5" office:value-type="string">
            <text:p>397,679,794M 30.48 Th/s</text:p>
          </table:table-cell>
          <table:table-cell table:style-name="ce3" office:value-type="string">
            <text:p>0.0162</text:p>
          </table:table-cell>
          <table:table-cell table:style-name="ce3"/>
          <table:table-cell table:style-name="ce3" office:value-type="string">
            <text:p>$5,255,581,038</text:p>
          </table:table-cell>
          <table:table-cell table:style-name="ce3" office:value-type="string">
            <text:p>0.000026</text:p>
          </table:table-cell>
          <table:table-cell table:style-name="ce3" office:value-type="string">
            <text:p>$0.62</text:p>
          </table:table-cell>
          <table:table-cell table:style-name="ce3" office:value-type="string">
            <text:p>80% | 80%</text:p>
          </table:table-cell>
          <table:table-cell table:formula="of:=VALUE(SUBSTITUTE(SUBSTITUTE([.H26];&quot;$&quot;;&quot;&quot;);&quot;.&quot;;&quot;,&quot;))" office:value-type="float" office:value="0.62">
            <text:p>0,6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chash</text:p>
          </table:table-cell>
          <table:table-cell table:style-name="ce3" office:value-type="string">
            <text:p>BR: 2.48</text:p>
          </table:table-cell>
          <table:table-cell table:style-name="ce3" office:value-type="string">
            <text:p>0.7%</text:p>
          </table:table-cell>
          <table:table-cell table:style-name="ce3" office:value-type="string">
            <text:p>0.0163</text:p>
          </table:table-cell>
          <table:table-cell table:style-name="ce3" office:value-type="string">
            <text:p><text:a xlink:href="https://www.binance.com/en/trade/ETC_BTC">0.00157600(Binance)</text:a> -1.9% </text:p>
          </table:table-cell>
          <table:table-cell table:style-name="ce5" office:value-type="string">
            <text:p>497.37 BTC</text:p>
          </table:table-cell>
          <table:table-cell table:style-name="ce3" office:value-type="string">
            <text:p>0.000026</text:p>
          </table:table-cell>
          <table:table-cell table:style-name="ce5" office:value-type="string">
            <text:p>-$0.05</text:p>
          </table:table-cell>
          <table:table-cell table:style-name="ce3" office:value-type="string">
            <text:p>79% | 81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5,714,23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40-erg-autolykos?cost=0.2&amp;cost_currency=USD&amp;hr=51.0&amp;p=130.0">Ergo(ERG)</text:a></text:p>
          </table:table-cell>
          <table:table-cell table:style-name="ce3" office:value-type="string">
            <text:p>BT: 2m 3s</text:p>
          </table:table-cell>
          <table:table-cell table:style-name="ce5" office:value-type="string">
            <text:p>1,089,393G 8.86 Th/s</text:p>
          </table:table-cell>
          <table:table-cell table:style-name="ce3" office:value-type="string">
            <text:p>0.1864</text:p>
          </table:table-cell>
          <table:table-cell table:style-name="ce3"/>
          <table:table-cell table:style-name="ce3" office:value-type="string">
            <text:p>$77,684,559</text:p>
          </table:table-cell>
          <table:table-cell table:style-name="ce3" office:value-type="string">
            <text:p>0.000018</text:p>
          </table:table-cell>
          <table:table-cell table:style-name="ce3" office:value-type="string">
            <text:p>$0.45</text:p>
          </table:table-cell>
          <table:table-cell table:style-name="ce5" office:value-type="string">
            <text:p>58% | 57%</text:p>
          </table:table-cell>
          <table:table-cell table:formula="of:=VALUE(SUBSTITUTE(SUBSTITUTE([.H29];&quot;$&quot;;&quot;&quot;);&quot;.&quot;;&quot;,&quot;))" office:value-type="float" office:value="0.45">
            <text:p>0,45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utolykos</text:p>
          </table:table-cell>
          <table:table-cell table:style-name="ce3" office:value-type="string">
            <text:p>BR: 48.01</text:p>
          </table:table-cell>
          <table:table-cell table:style-name="ce3" office:value-type="string">
            <text:p>-0.9%</text:p>
          </table:table-cell>
          <table:table-cell table:style-name="ce3" office:value-type="string">
            <text:p>0.1852</text:p>
          </table:table-cell>
          <table:table-cell table:style-name="ce3" office:value-type="string">
            <text:p><text:a xlink:href="https://www.gate.io/trade/ERG_USDT">0.00009918(Gate.io)</text:a> 7.9% </text:p>
          </table:table-cell>
          <table:table-cell table:style-name="ce5" office:value-type="string">
            <text:p>29.70 BTC</text:p>
          </table:table-cell>
          <table:table-cell table:style-name="ce3" office:value-type="string">
            <text:p>0.000018</text:p>
          </table:table-cell>
          <table:table-cell table:style-name="ce5" office:value-type="string">
            <text:p>-$0.17</text:p>
          </table:table-cell>
          <table:table-cell table:style-name="ce3" office:value-type="string">
            <text:p>57% | 56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813,32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18-qkc-ethash?cost=0.2&amp;cost_currency=USD&amp;hr=30.0&amp;p=140.0">QuarkChain(QKC)</text:a></text:p>
          </table:table-cell>
          <table:table-cell table:style-name="ce3" office:value-type="string">
            <text:p>BT: 9.88s</text:p>
          </table:table-cell>
          <table:table-cell table:style-name="ce5" office:value-type="string">
            <text:p>72,069M 14.59 Gh/s</text:p>
          </table:table-cell>
          <table:table-cell table:style-name="ce3" office:value-type="string">
            <text:p>33.7841</text:p>
          </table:table-cell>
          <table:table-cell table:style-name="ce3"/>
          <table:table-cell table:style-name="ce3" office:value-type="string">
            <text:p>$76,731,467</text:p>
          </table:table-cell>
          <table:table-cell table:style-name="ce3" office:value-type="string">
            <text:p>0.000017</text:p>
          </table:table-cell>
          <table:table-cell table:style-name="ce3" office:value-type="string">
            <text:p>$0.39</text:p>
          </table:table-cell>
          <table:table-cell table:style-name="ce5" office:value-type="string">
            <text:p>52% | 52%</text:p>
          </table:table-cell>
          <table:table-cell table:formula="of:=VALUE(SUBSTITUTE(SUBSTITUTE([.H32];&quot;$&quot;;&quot;&quot;);&quot;.&quot;;&quot;,&quot;))" office:value-type="float" office:value="0.39">
            <text:p>0,39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2.21</text:p>
          </table:table-cell>
          <table:table-cell table:style-name="ce3" office:value-type="string">
            <text:p>0.5%</text:p>
          </table:table-cell>
          <table:table-cell table:style-name="ce3" office:value-type="string">
            <text:p>33.9638</text:p>
          </table:table-cell>
          <table:table-cell table:style-name="ce3" office:value-type="string">
            <text:p><text:a xlink:href="https://www.binance.com/en/trade/QKC_BTC">0.00000049(Binance)</text:a> 0.9% </text:p>
          </table:table-cell>
          <table:table-cell table:style-name="ce5" office:value-type="string">
            <text:p>7.47 BTC</text:p>
          </table:table-cell>
          <table:table-cell table:style-name="ce3" office:value-type="string">
            <text:p>0.000017</text:p>
          </table:table-cell>
          <table:table-cell table:style-name="ce5" office:value-type="string">
            <text:p>-$0.28</text:p>
          </table:table-cell>
          <table:table-cell table:style-name="ce3" office:value-type="string">
            <text:p>50% | 49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0,548,92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Autolykos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846.03 Gh/s</text:p>
          </table:table-cell>
          <table:table-cell table:style-name="ce3" office:value-type="string">
            <text:p>0.000017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17</text:p>
          </table:table-cell>
          <table:table-cell table:style-name="ce3" office:value-type="string">
            <text:p>$0.40</text:p>
          </table:table-cell>
          <table:table-cell table:style-name="ce5" office:value-type="string">
            <text:p>52% | 49%</text:p>
          </table:table-cell>
          <table:table-cell table:formula="of:=VALUE(SUBSTITUTE(SUBSTITUTE([.H35];&quot;$&quot;;&quot;&quot;);&quot;.&quot;;&quot;,&quot;))" office:value-type="float" office:value="0.4">
            <text:p>0,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utolykos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2.0%</text:p>
          </table:table-cell>
          <table:table-cell table:style-name="ce3" office:value-type="string">
            <text:p>0.000016</text:p>
          </table:table-cell>
          <table:table-cell table:style-name="ce3" office:value-type="string">
            <text:p><text:a xlink:href="https://www.nicehash.com/my/marketplace/AUTOLYKOS?refby=766b99fa-83da-40fc-9531-0a73b60d41a5">0.00033775(Nicehash)</text:a> 4.3% </text:p>
          </table:table-cell>
          <table:table-cell table:style-name="ce5" office:value-type="string">
            <text:p>0.27 BTC</text:p>
          </table:table-cell>
          <table:table-cell table:style-name="ce3" office:value-type="string">
            <text:p>0.000016</text:p>
          </table:table-cell>
          <table:table-cell table:style-name="ce5" office:value-type="string">
            <text:p>-$0.23</text:p>
          </table:table-cell>
          <table:table-cell table:style-name="ce3" office:value-type="string">
            <text:p>49% | 48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73-ubq-ubqhash?cost=0.2&amp;cost_currency=USD&amp;hr=30.0&amp;p=140.0">Ubiq(UBQ)</text:a></text:p>
          </table:table-cell>
          <table:table-cell table:style-name="ce3" office:value-type="string">
            <text:p>BT: 22s</text:p>
          </table:table-cell>
          <table:table-cell table:style-name="ce5" office:value-type="string">
            <text:p>391,157M 17.78 Gh/s</text:p>
          </table:table-cell>
          <table:table-cell table:style-name="ce3" office:value-type="string">
            <text:p>9.9230</text:p>
          </table:table-cell>
          <table:table-cell table:style-name="ce3"/>
          <table:table-cell table:style-name="ce3" office:value-type="string">
            <text:p>$1,668,115</text:p>
          </table:table-cell>
          <table:table-cell table:style-name="ce3" office:value-type="string">
            <text:p>0.000016</text:p>
          </table:table-cell>
          <table:table-cell table:style-name="ce3" office:value-type="string">
            <text:p>$0.39</text:p>
          </table:table-cell>
          <table:table-cell table:style-name="ce5" office:value-type="string">
            <text:p>50% | 49%</text:p>
          </table:table-cell>
          <table:table-cell table:formula="of:=VALUE(SUBSTITUTE(SUBSTITUTE([.H38];&quot;$&quot;;&quot;&quot;);&quot;.&quot;;&quot;,&quot;))" office:value-type="float" office:value="0.39">
            <text:p>0,39</text:p>
          </table:table-cell>
          <table:table-cell table:number-columns-repeated="4"/>
        </table:table-row>
        <table:table-row table:style-name="ro1">
          <table:table-cell table:style-name="ce3" office:value-type="string">
            <text:p>Ubqhash</text:p>
          </table:table-cell>
          <table:table-cell table:style-name="ce3" office:value-type="string">
            <text:p>BR: 1.50</text:p>
          </table:table-cell>
          <table:table-cell table:style-name="ce3" office:value-type="string">
            <text:p>-0.8%</text:p>
          </table:table-cell>
          <table:table-cell table:style-name="ce3" office:value-type="string">
            <text:p>9.8396</text:p>
          </table:table-cell>
          <table:table-cell table:style-name="ce3" office:value-type="string">
            <text:p><text:a xlink:href="https://bittrex.com/Market/Index?MarketName=BTC-UBQ">0.00000160(Bittrex)</text:a> -0.0% </text:p>
          </table:table-cell>
          <table:table-cell table:style-name="ce5" office:value-type="string">
            <text:p>0.01 BTC</text:p>
          </table:table-cell>
          <table:table-cell table:style-name="ce3" office:value-type="string">
            <text:p>0.000016</text:p>
          </table:table-cell>
          <table:table-cell table:style-name="ce5" office:value-type="string">
            <text:p>-$0.28</text:p>
          </table:table-cell>
          <table:table-cell table:style-name="ce3" office:value-type="string">
            <text:p>48% | 48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635,87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06-etho-ethash?cost=0.2&amp;cost_currency=USD&amp;hr=30.0&amp;p=140.0">Etho(ETHO)</text:a></text:p>
          </table:table-cell>
          <table:table-cell table:style-name="ce3" office:value-type="string">
            <text:p>BT: 12.62s</text:p>
          </table:table-cell>
          <table:table-cell table:style-name="ce5" office:value-type="string">
            <text:p>67,224M 5.33 Gh/s</text:p>
          </table:table-cell>
          <table:table-cell table:style-name="ce3" office:value-type="string">
            <text:p>11.5026</text:p>
          </table:table-cell>
          <table:table-cell table:style-name="ce3"/>
          <table:table-cell table:style-name="ce3" office:value-type="string">
            <text:p>$2,543,368</text:p>
          </table:table-cell>
          <table:table-cell table:style-name="ce3" office:value-type="string">
            <text:p>0.000015</text:p>
          </table:table-cell>
          <table:table-cell table:style-name="ce3" office:value-type="string">
            <text:p>$0.37</text:p>
          </table:table-cell>
          <table:table-cell table:style-name="ce3" office:value-type="string">
            <text:p>47% | 44%</text:p>
          </table:table-cell>
          <table:table-cell table:formula="of:=VALUE(SUBSTITUTE(SUBSTITUTE([.H41];&quot;$&quot;;&quot;&quot;);&quot;.&quot;;&quot;,&quot;))" office:value-type="float" office:value="0.37">
            <text:p>0,37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0.30</text:p>
          </table:table-cell>
          <table:table-cell table:style-name="ce3" office:value-type="string">
            <text:p>-5.7%</text:p>
          </table:table-cell>
          <table:table-cell table:style-name="ce3" office:value-type="string">
            <text:p>10.8508</text:p>
          </table:table-cell>
          <table:table-cell table:style-name="ce3" office:value-type="string">
            <text:p><text:a xlink:href="https://graviex.net/markets/ethobtc">0.00000130(Graviex)</text:a> -6.8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14</text:p>
          </table:table-cell>
          <table:table-cell table:style-name="ce5" office:value-type="string">
            <text:p>-$0.30</text:p>
          </table:table-cell>
          <table:table-cell table:style-name="ce3" office:value-type="string">
            <text:p>49% | 54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9,801,8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83-clo-ethash?cost=0.2&amp;cost_currency=USD&amp;hr=30.0&amp;p=140.0">Callisto(CLO)</text:a></text:p>
          </table:table-cell>
          <table:table-cell table:style-name="ce3" office:value-type="string">
            <text:p>BT: 12.96s</text:p>
          </table:table-cell>
          <table:table-cell table:style-name="ce5" office:value-type="string">
            <text:p>851,906M 65.71 Gh/s</text:p>
          </table:table-cell>
          <table:table-cell table:style-name="ce3" office:value-type="string">
            <text:p>118.4000</text:p>
          </table:table-cell>
          <table:table-cell table:style-name="ce3"/>
          <table:table-cell table:style-name="ce3" office:value-type="string">
            <text:p>$8,715,719</text:p>
          </table:table-cell>
          <table:table-cell table:style-name="ce3" office:value-type="string">
            <text:p>0.000014</text:p>
          </table:table-cell>
          <table:table-cell table:style-name="ce3" office:value-type="string">
            <text:p>$0.33</text:p>
          </table:table-cell>
          <table:table-cell table:style-name="ce3" office:value-type="string">
            <text:p>43% | 43%</text:p>
          </table:table-cell>
          <table:table-cell table:formula="of:=VALUE(SUBSTITUTE(SUBSTITUTE([.H44];&quot;$&quot;;&quot;&quot;);&quot;.&quot;;&quot;,&quot;))" office:value-type="float" office:value="0.33">
            <text:p>0,33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38.93</text:p>
          </table:table-cell>
          <table:table-cell table:style-name="ce3" office:value-type="string">
            <text:p>2.3%</text:p>
          </table:table-cell>
          <table:table-cell table:style-name="ce3" office:value-type="string">
            <text:p>121.1425</text:p>
          </table:table-cell>
          <table:table-cell table:style-name="ce3" office:value-type="string">
            <text:p><text:a xlink:href="https://trading.bitfinex.com/t/CLO:USD">0.00000011(Bitfinex)</text:a> -1.7% </text:p>
          </table:table-cell>
          <table:table-cell table:style-name="ce5" office:value-type="string">
            <text:p>0.41 BTC</text:p>
          </table:table-cell>
          <table:table-cell table:style-name="ce3" office:value-type="string">
            <text:p>0.000014</text:p>
          </table:table-cell>
          <table:table-cell table:style-name="ce5" office:value-type="string">
            <text:p>-$0.34</text:p>
          </table:table-cell>
          <table:table-cell table:style-name="ce3" office:value-type="string">
            <text:p>45% | 5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0,487,07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4" office:value-type="string">
            <text:p/>
          </table:table-cell>
          <table:table-cell table:number-columns-repeated="13"/>
        </table:table-row>
        <table:table-row table:style-name="ro1">
          <table:table-cell table:style-name="ce3" office:value-type="string">
            <text:p><text:a xlink:href="https://whattomine.com/coins/337-cfx-octopus?cost=0.2&amp;cost_currency=USD&amp;hr=8.0&amp;p=130.0">Conflux(CFX)</text:a></text:p>
          </table:table-cell>
          <table:table-cell table:style-name="ce3" office:value-type="string">
            <text:p>BT: 0.51s</text:p>
          </table:table-cell>
          <table:table-cell table:style-name="ce5" office:value-type="string">
            <text:p>353,302M 696.30 Gh/s</text:p>
          </table:table-cell>
          <table:table-cell table:style-name="ce3" office:value-type="string">
            <text:p>3.9093</text:p>
          </table:table-cell>
          <table:table-cell table:style-name="ce3"/>
          <table:table-cell table:style-name="ce3" office:value-type="string">
            <text:p>$130,516,248</text:p>
          </table:table-cell>
          <table:table-cell table:style-name="ce3" office:value-type="string">
            <text:p>0.000010</text:p>
          </table:table-cell>
          <table:table-cell table:style-name="ce3" office:value-type="string">
            <text:p>$0.24</text:p>
          </table:table-cell>
          <table:table-cell table:style-name="ce5" office:value-type="string">
            <text:p>31% | 30%</text:p>
          </table:table-cell>
          <table:table-cell table:formula="of:=VALUE(SUBSTITUTE(SUBSTITUTE([.H48];&quot;$&quot;;&quot;&quot;);&quot;.&quot;;&quot;,&quot;))" office:value-type="float" office:value="0.24">
            <text:p>0,2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Octopus</text:p>
          </table:table-cell>
          <table:table-cell table:style-name="ce3" office:value-type="string">
            <text:p>BR: 2.00</text:p>
          </table:table-cell>
          <table:table-cell table:style-name="ce3" office:value-type="string">
            <text:p>-3.4%</text:p>
          </table:table-cell>
          <table:table-cell table:style-name="ce3" office:value-type="string">
            <text:p>3.7517</text:p>
          </table:table-cell>
          <table:table-cell table:style-name="ce3" office:value-type="string">
            <text:p><text:a xlink:href="https://www.gate.io/trade/cfx_usdt">0.00000255(Gate.io)</text:a> 0.5% </text:p>
          </table:table-cell>
          <table:table-cell table:style-name="ce5" office:value-type="string">
            <text:p>12.72 BTC</text:p>
          </table:table-cell>
          <table:table-cell table:style-name="ce3" office:value-type="string">
            <text:p>0.000010</text:p>
          </table:table-cell>
          <table:table-cell table:style-name="ce5" office:value-type="string">
            <text:p>-$0.38</text:p>
          </table:table-cell>
          <table:table-cell table:style-name="ce3" office:value-type="string">
            <text:p>29% | 29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51,316,19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Octopus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351.33 Gh/s</text:p>
          </table:table-cell>
          <table:table-cell table:style-name="ce3" office:value-type="string">
            <text:p>0.000009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9</text:p>
          </table:table-cell>
          <table:table-cell table:style-name="ce3" office:value-type="string">
            <text:p>$0.21</text:p>
          </table:table-cell>
          <table:table-cell table:style-name="ce5" office:value-type="string">
            <text:p>28% | 27%</text:p>
          </table:table-cell>
          <table:table-cell table:formula="of:=VALUE(SUBSTITUTE(SUBSTITUTE([.H51];&quot;$&quot;;&quot;&quot;);&quot;.&quot;;&quot;,&quot;))"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Octopus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4.0%</text:p>
          </table:table-cell>
          <table:table-cell table:style-name="ce3" office:value-type="string">
            <text:p>0.000009</text:p>
          </table:table-cell>
          <table:table-cell table:style-name="ce3" office:value-type="string">
            <text:p><text:a xlink:href="https://www.nicehash.com/my/marketplace/OCTOPUS?refby=766b99fa-83da-40fc-9531-0a73b60d41a5">0.00116564(Nicehash)</text:a> 4.4% </text:p>
          </table:table-cell>
          <table:table-cell table:style-name="ce5" office:value-type="string">
            <text:p>0.41 BTC</text:p>
          </table:table-cell>
          <table:table-cell table:style-name="ce3" office:value-type="string">
            <text:p>0.000009</text:p>
          </table:table-cell>
          <table:table-cell table:style-name="ce5" office:value-type="string">
            <text:p>-$0.41</text:p>
          </table:table-cell>
          <table:table-cell table:style-name="ce3" office:value-type="string">
            <text:p>26% | 26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09-etp-ethash?cost=0.2&amp;cost_currency=USD&amp;hr=30.0&amp;p=140.0">Metaverse(ETP)</text:a></text:p>
          </table:table-cell>
          <table:table-cell table:style-name="ce3" office:value-type="string">
            <text:p>BT: 27s</text:p>
          </table:table-cell>
          <table:table-cell table:style-name="ce5" office:value-type="string">
            <text:p>603,010M 22.33 Gh/s</text:p>
          </table:table-cell>
          <table:table-cell table:style-name="ce3" office:value-type="string">
            <text:p>5.5090</text:p>
          </table:table-cell>
          <table:table-cell table:style-name="ce3"/>
          <table:table-cell table:style-name="ce3" office:value-type="string">
            <text:p>$3,193,668</text:p>
          </table:table-cell>
          <table:table-cell table:style-name="ce3" office:value-type="string">
            <text:p>0.000009</text:p>
          </table:table-cell>
          <table:table-cell table:style-name="ce3" office:value-type="string">
            <text:p>$0.22</text:p>
          </table:table-cell>
          <table:table-cell table:style-name="ce5" office:value-type="string">
            <text:p>28% | 25%</text:p>
          </table:table-cell>
          <table:table-cell table:formula="of:=VALUE(SUBSTITUTE(SUBSTITUTE([.H54];&quot;$&quot;;&quot;&quot;);&quot;.&quot;;&quot;,&quot;))" office:value-type="float" office:value="0.22">
            <text:p>0,2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1.28</text:p>
          </table:table-cell>
          <table:table-cell table:style-name="ce3" office:value-type="string">
            <text:p>-8.1%</text:p>
          </table:table-cell>
          <table:table-cell table:style-name="ce3" office:value-type="string">
            <text:p>4.9342</text:p>
          </table:table-cell>
          <table:table-cell table:style-name="ce3" office:value-type="string">
            <text:p><text:a xlink:href="https://www.bitfinex.com/trading/ETPBTC">0.00000162(Bitfinex)</text:a> 0.0% </text:p>
          </table:table-cell>
          <table:table-cell table:style-name="ce5" office:value-type="string">
            <text:p>0.03 BTC</text:p>
          </table:table-cell>
          <table:table-cell table:style-name="ce3" office:value-type="string">
            <text:p>0.000008</text:p>
          </table:table-cell>
          <table:table-cell table:style-name="ce5" office:value-type="string">
            <text:p>-$0.45</text:p>
          </table:table-cell>
          <table:table-cell table:style-name="ce3" office:value-type="string">
            <text:p>25% | 27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,978,95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07-egem-ethash?cost=0.2&amp;cost_currency=USD&amp;hr=30.0&amp;p=140.0">EtherGem(EGEM)</text:a></text:p>
          </table:table-cell>
          <table:table-cell table:style-name="ce3" office:value-type="string">
            <text:p>BT: 12.38s</text:p>
          </table:table-cell>
          <table:table-cell table:style-name="ce5" office:value-type="string">
            <text:p>52,980M 4.28 Gh/s</text:p>
          </table:table-cell>
          <table:table-cell table:style-name="ce3" office:value-type="string">
            <text:p>23.3202</text:p>
          </table:table-cell>
          <table:table-cell table:style-name="ce3"/>
          <table:table-cell table:style-name="ce3" office:value-type="string">
            <text:p>$112,505</text:p>
          </table:table-cell>
          <table:table-cell table:style-name="ce3" office:value-type="string">
            <text:p>0.000006</text:p>
          </table:table-cell>
          <table:table-cell table:style-name="ce3" office:value-type="string">
            <text:p>$0.22</text:p>
          </table:table-cell>
          <table:table-cell table:style-name="ce3" office:value-type="string">
            <text:p>17% | 19%</text:p>
          </table:table-cell>
          <table:table-cell table:formula="of:=VALUE(SUBSTITUTE(SUBSTITUTE([.H57];&quot;$&quot;;&quot;&quot;);&quot;.&quot;;&quot;,&quot;))" office:value-type="float" office:value="0.22">
            <text:p>0,2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0.48</text:p>
          </table:table-cell>
          <table:table-cell table:style-name="ce3" office:value-type="string">
            <text:p>9.1%</text:p>
          </table:table-cell>
          <table:table-cell table:style-name="ce3" office:value-type="string">
            <text:p>25.4150</text:p>
          </table:table-cell>
          <table:table-cell table:style-name="ce3" office:value-type="string">
            <text:p><text:a xlink:href="https://graviex.net/markets/egembtc">0.00000024(Graviex)</text:a> -4.0% </text:p>
          </table:table-cell>
          <table:table-cell table:style-name="ce5" office:value-type="string">
            <text:p>0.01 BTC</text:p>
          </table:table-cell>
          <table:table-cell table:style-name="ce3" office:value-type="string">
            <text:p>0.000006</text:p>
          </table:table-cell>
          <table:table-cell table:style-name="ce5" office:value-type="string">
            <text:p>-$0.45</text:p>
          </table:table-cell>
          <table:table-cell table:style-name="ce5" office:value-type="string">
            <text:p>20% | 2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1,077,3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54-exp-ethash?cost=0.2&amp;cost_currency=USD&amp;hr=30.0&amp;p=140.0">Expanse(EXP)</text:a></text:p>
          </table:table-cell>
          <table:table-cell table:style-name="ce3" office:value-type="string">
            <text:p>BT: 21s</text:p>
          </table:table-cell>
          <table:table-cell table:style-name="ce5" office:value-type="string">
            <text:p>654,834M 31.18 Gh/s</text:p>
          </table:table-cell>
          <table:table-cell table:style-name="ce3" office:value-type="string">
            <text:p>15.8178</text:p>
          </table:table-cell>
          <table:table-cell table:style-name="ce3"/>
          <table:table-cell table:style-name="ce3" office:value-type="string">
            <text:p>$166,106</text:p>
          </table:table-cell>
          <table:table-cell table:style-name="ce3" office:value-type="string">
            <text:p>0.000006</text:p>
          </table:table-cell>
          <table:table-cell table:style-name="ce3" office:value-type="string">
            <text:p>$0.14</text:p>
          </table:table-cell>
          <table:table-cell table:style-name="ce3" office:value-type="string">
            <text:p>18% | 17%</text:p>
          </table:table-cell>
          <table:table-cell table:formula="of:=VALUE(SUBSTITUTE(SUBSTITUTE([.H60];&quot;$&quot;;&quot;&quot;);&quot;.&quot;;&quot;,&quot;))" office:value-type="float" office:value="0.14">
            <text:p>0,1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4.00</text:p>
          </table:table-cell>
          <table:table-cell table:style-name="ce3" office:value-type="string">
            <text:p>-4.7%</text:p>
          </table:table-cell>
          <table:table-cell table:style-name="ce3" office:value-type="string">
            <text:p>15.0760</text:p>
          </table:table-cell>
          <table:table-cell table:style-name="ce3" office:value-type="string">
            <text:p><text:a xlink:href="https://dovewallet.com/trade/spot/exp-btc">0.00000036(DoveWallet)</text:a> -5.8% </text:p>
          </table:table-cell>
          <table:table-cell table:style-name="ce5" office:value-type="string">
            <text:p>0.13 BTC</text:p>
          </table:table-cell>
          <table:table-cell table:style-name="ce3" office:value-type="string">
            <text:p>0.000005</text:p>
          </table:table-cell>
          <table:table-cell table:style-name="ce5" office:value-type="string">
            <text:p>-$0.53</text:p>
          </table:table-cell>
          <table:table-cell table:style-name="ce3" office:value-type="string">
            <text:p>20% | 23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,620,84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0-esn-ethash?cost=0.2&amp;cost_currency=USD&amp;hr=30.0&amp;p=140.0">EtherSocial(ESN)</text:a></text:p>
          </table:table-cell>
          <table:table-cell table:style-name="ce3" office:value-type="string">
            <text:p>BT: 37m 5s</text:p>
          </table:table-cell>
          <table:table-cell table:style-name="ce5" office:value-type="string">
            <text:p>55,153M 24.79 Mh/s</text:p>
          </table:table-cell>
          <table:table-cell table:style-name="ce3" office:value-type="string">
            <text:p>106.3136</text:p>
          </table:table-cell>
          <table:table-cell table:style-name="ce3"/>
          <table:table-cell table:style-name="ce3" office:value-type="string">
            <text:p>$0</text:p>
          </table:table-cell>
          <table:table-cell table:style-name="ce3" office:value-type="string">
            <text:p>0.000001</text:p>
          </table:table-cell>
          <table:table-cell table:style-name="ce3" office:value-type="string">
            <text:p>$0.03</text:p>
          </table:table-cell>
          <table:table-cell table:style-name="ce5" office:value-type="string">
            <text:p>4% | 4%</text:p>
          </table:table-cell>
          <table:table-cell table:formula="of:=VALUE(SUBSTITUTE(SUBSTITUTE([.H63];&quot;$&quot;;&quot;&quot;);&quot;.&quot;;&quot;,&quot;))"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5.00</text:p>
          </table:table-cell>
          <table:table-cell table:style-name="ce3" office:value-type="string">
            <text:p>-5.0%</text:p>
          </table:table-cell>
          <table:table-cell table:style-name="ce3" office:value-type="string">
            <text:p>103.8613</text:p>
          </table:table-cell>
          <table:table-cell table:style-name="ce3" office:value-type="string">
            <text:p><text:a xlink:href="https://dovewallet.com/trade/spot/esn-btc">0.00000001(DoveWallet)</text:a> 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1</text:p>
          </table:table-cell>
          <table:table-cell table:style-name="ce5" office:value-type="string">
            <text:p>-$0.64</text:p>
          </table:table-cell>
          <table:table-cell table:style-name="ce3" office:value-type="string">
            <text:p>4% | 4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,360,17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Cuckatoo32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4.00 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66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too32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0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GRINCUCKATOO32?refby=766b99fa-83da-40fc-9531-0a73b60d41a5">0.02124762(Nicehash)</text:a> 6.8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BeamV3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180.69 k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69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BeamHashIII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18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BEAMV3?refby=766b99fa-83da-40fc-9531-0a73b60d41a5">0.00153397(Nicehash)</text:a> -1.4% </text:p>
          </table:table-cell>
          <table:table-cell table:style-name="ce5" office:value-type="string">
            <text:p>0.34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Zhash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912.93 k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72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hash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16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ZHASH?refby=766b99fa-83da-40fc-9531-0a73b60d41a5">0.59880402(Nicehash)</text:a> 6.3% </text:p>
          </table:table-cell>
          <table:table-cell table:style-name="ce5" office:value-type="string">
            <text:p>0.44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Cuckatoo31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0.00 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75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too31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0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GRINCUCKATOO31?refby=766b99fa-83da-40fc-9531-0a73b60d41a5">0.00000000(Nicehash)</text:a> -10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RandomX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194.25 M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78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andomX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4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RANDOMXMONERO?refby=766b99fa-83da-40fc-9531-0a73b60d41a5">0.00109887(Nicehash)</text:a> -2.1% </text:p>
          </table:table-cell>
          <table:table-cell table:style-name="ce5" office:value-type="string">
            <text:p>0.2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NeoScrypt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21.95 M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81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NeoScrypt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25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NEOSCRYPT?refby=766b99fa-83da-40fc-9531-0a73b60d41a5">0.01638589(Nicehash)</text:a> -1.4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CuckooCycle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29.37 k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84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ooCycle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60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CUCKOOCYCLE?refby=766b99fa-83da-40fc-9531-0a73b60d41a5">0.00595555(Nicehash)</text:a> 0.6% </text:p>
          </table:table-cell>
          <table:table-cell table:style-name="ce5" office:value-type="string">
            <text:p>0.1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15-tzc-neoscrypt?cost=0.2&amp;cost_currency=USD&amp;hr=0.0&amp;p=0.0">Trezarcoin(TZC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0.521 37.30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73,044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87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NeoScrypt</text:p>
          </table:table-cell>
          <table:table-cell table:style-name="ce3" office:value-type="string">
            <text:p>BR: 50.00</text:p>
          </table:table-cell>
          <table:table-cell table:style-name="ce3" office:value-type="string">
            <text:p>-28.3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graviex.net/markets/tzcbtc">0.00000001(Graviex)</text:a> 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467,98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88-glink-zhash?cost=0.2&amp;cost_currency=USD&amp;hr=0.0&amp;p=0.0">Gemlink(GLINK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73.277 10.00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727,044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90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hash</text:p>
          </table:table-cell>
          <table:table-cell table:style-name="ce3" office:value-type="string">
            <text:p>BR: 9.00</text:p>
          </table:table-cell>
          <table:table-cell table:style-name="ce3" office:value-type="string">
            <text:p>-14.3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app.stex.com/en/trading/pair/BTC/GLINK/1D">0.00000050(Stex)</text:a> -17.7% </text:p>
          </table:table-cell>
          <table:table-cell table:style-name="ce5" office:value-type="string">
            <text:p>0.17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415,84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25-gbx-neoscrypt?cost=0.2&amp;cost_currency=USD&amp;hr=0.0&amp;p=0.0">GoByte(GBX)</text:a></text:p>
          </table:table-cell>
          <table:table-cell table:style-name="ce3" office:value-type="string">
            <text:p>BT: 2m 37s</text:p>
          </table:table-cell>
          <table:table-cell table:style-name="ce5" office:value-type="string">
            <text:p>2.885 78.92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93,711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93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NeoScrypt</text:p>
          </table:table-cell>
          <table:table-cell table:style-name="ce3" office:value-type="string">
            <text:p>BR: 2.86</text:p>
          </table:table-cell>
          <table:table-cell table:style-name="ce3" office:value-type="string">
            <text:p>1.7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app.stex.com/en/trading/pair/BTC/GBX/1D">0.00000040(Stex)</text:a> 0.3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932,03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07-btcz-zhash?cost=0.2&amp;cost_currency=USD&amp;hr=0.0&amp;p=0.0">BitcoinZ(BTCZ)</text:a></text:p>
          </table:table-cell>
          <table:table-cell table:style-name="ce3" office:value-type="string">
            <text:p>BT: 2m 36s</text:p>
          </table:table-cell>
          <table:table-cell table:style-name="ce5" office:value-type="string">
            <text:p>675.396 35.47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,325,311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96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hash</text:p>
          </table:table-cell>
          <table:table-cell table:style-name="ce3" office:value-type="string">
            <text:p>BR: 5,937.50</text:p>
          </table:table-cell>
          <table:table-cell table:style-name="ce3" office:value-type="string">
            <text:p>-23.7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app.stex.com/en/trading/pair/LTC/BTCZ/1D">0.00000327(Stex) (L)</text:a> 0.4% </text:p>
          </table:table-cell>
          <table:table-cell table:style-name="ce5" office:value-type="string">
            <text:p>116.24 L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992,6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8-sero-progpow?cost=0.2&amp;cost_currency=USD&amp;hr=0.0&amp;p=0.0">Sero(SERO)</text:a></text:p>
          </table:table-cell>
          <table:table-cell table:style-name="ce3" office:value-type="string">
            <text:p>BT: 13.3s</text:p>
          </table:table-cell>
          <table:table-cell table:style-name="ce5" office:value-type="string">
            <text:p>458,406M 34.47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9,650,562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99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ProgPow</text:p>
          </table:table-cell>
          <table:table-cell table:style-name="ce3" office:value-type="string">
            <text:p>BR: 4.40</text:p>
          </table:table-cell>
          <table:table-cell table:style-name="ce3" office:value-type="string">
            <text:p>-5.5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gate.io/trade/SERO_USDT">0.00000445(Gate.io)</text:a> -2.0% </text:p>
          </table:table-cell>
          <table:table-cell table:style-name="ce5" office:value-type="string">
            <text:p>11.57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8,366,61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97-ae-cuckoocycle?cost=0.2&amp;cost_currency=USD&amp;hr=0.0&amp;p=0.0">Aeternity(AE)</text:a></text:p>
          </table:table-cell>
          <table:table-cell table:style-name="ce3" office:value-type="string">
            <text:p>BT: 3m 6s</text:p>
          </table:table-cell>
          <table:table-cell table:style-name="ce5" office:value-type="string">
            <text:p>4,863,500 26.15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4,213,12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02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ooCycle</text:p>
          </table:table-cell>
          <table:table-cell table:style-name="ce3" office:value-type="string">
            <text:p>BR: 74.84</text:p>
          </table:table-cell>
          <table:table-cell table:style-name="ce3" office:value-type="string">
            <text:p>1.8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gate.io/trade/ae_btc">0.00000399(Gate.io)</text:a> 0.5% </text:p>
          </table:table-cell>
          <table:table-cell table:style-name="ce5" office:value-type="string">
            <text:p>2.18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40,18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39-yec-equihashzero?cost=0.2&amp;cost_currency=USD&amp;hr=0.0&amp;p=0.0">Ycash(YEC)</text:a></text:p>
          </table:table-cell>
          <table:table-cell table:style-name="ce3" office:value-type="string">
            <text:p>BT: 1m 15s</text:p>
          </table:table-cell>
          <table:table-cell table:style-name="ce5" office:value-type="string">
            <text:p>166.600 18.20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,229,023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05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quihashZero</text:p>
          </table:table-cell>
          <table:table-cell table:style-name="ce3" office:value-type="string">
            <text:p>BR: 2.97</text:p>
          </table:table-cell>
          <table:table-cell table:style-name="ce3" office:value-type="string">
            <text:p>27.2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YEC_USDT">0.00000394(Hotbit)</text:a> -16.0% </text:p>
          </table:table-cell>
          <table:table-cell table:style-name="ce5" office:value-type="string">
            <text:p>1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320,6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56-tube-cuckoocycle?cost=0.2&amp;cost_currency=USD&amp;hr=0.0&amp;p=0.0">BitTubeCash(TUBE)</text:a></text:p>
          </table:table-cell>
          <table:table-cell table:style-name="ce3" office:value-type="string">
            <text:p>BT: 15.2s</text:p>
          </table:table-cell>
          <table:table-cell table:style-name="ce5" office:value-type="string">
            <text:p>2,680 176.00 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71,761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08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ooCycle</text:p>
          </table:table-cell>
          <table:table-cell table:style-name="ce3" office:value-type="string">
            <text:p>BR: 7.42</text:p>
          </table:table-cell>
          <table:table-cell table:style-name="ce3" office:value-type="string">
            <text:p>-6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TUBE">0.00000002(TradeOgre)</text:a> 0.0% </text:p>
          </table:table-cell>
          <table:table-cell table:style-name="ce5" office:value-type="string">
            <text:p>0.02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4,252,18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77-sin-x25x?cost=0.2&amp;cost_currency=USD&amp;hr=0.0&amp;p=0.0">Sinovate(SIN)</text:a></text:p>
          </table:table-cell>
          <table:table-cell table:style-name="ce3" office:value-type="string">
            <text:p>BT: 59s</text:p>
          </table:table-cell>
          <table:table-cell table:style-name="ce5" office:value-type="string">
            <text:p>1.874 136.39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654,774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11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X25X</text:p>
          </table:table-cell>
          <table:table-cell table:style-name="ce3" office:value-type="string">
            <text:p>BR: 12.47</text:p>
          </table:table-cell>
          <table:table-cell table:style-name="ce3" office:value-type="string">
            <text:p>27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SIN">0.00000003(TradeOgre)</text:a> 0.0% </text:p>
          </table:table-cell>
          <table:table-cell table:style-name="ce5" office:value-type="string">
            <text:p>0.0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090,24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79-xhv-cryptonighthaven?cost=0.2&amp;cost_currency=USD&amp;hr=0.0&amp;p=0.0">HavenProtocol(XHV)</text:a></text:p>
          </table:table-cell>
          <table:table-cell table:style-name="ce3" office:value-type="string">
            <text:p>BT: 1m 58s</text:p>
          </table:table-cell>
          <table:table-cell table:style-name="ce5" office:value-type="string">
            <text:p>1,642,406,233 13.92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9,380,181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14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Haven</text:p>
          </table:table-cell>
          <table:table-cell table:style-name="ce3" office:value-type="string">
            <text:p>BR: 3.63</text:p>
          </table:table-cell>
          <table:table-cell table:style-name="ce3" office:value-type="string">
            <text:p>23.2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XHV">0.00002783(TradeOgre)</text:a> -0.5% </text:p>
          </table:table-cell>
          <table:table-cell table:style-name="ce5" office:value-type="string">
            <text:p>1.06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164,34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30-zano-progpowz?cost=0.2&amp;cost_currency=USD&amp;hr=0.0&amp;p=0.0">Zano(ZANO)</text:a></text:p>
          </table:table-cell>
          <table:table-cell table:style-name="ce3" office:value-type="string">
            <text:p>BT: 2m</text:p>
          </table:table-cell>
          <table:table-cell table:style-name="ce5" office:value-type="string">
            <text:p>785,841M 6.55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6,560,851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17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ProgPowZ</text:p>
          </table:table-cell>
          <table:table-cell table:style-name="ce3" office:value-type="string">
            <text:p>BR: 1.00</text:p>
          </table:table-cell>
          <table:table-cell table:style-name="ce3" office:value-type="string">
            <text:p>0.6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app.stex.com/en/trading/pair/BTC/ZANO/1D">0.00002013(Stex)</text:a> 6.9% </text:p>
          </table:table-cell>
          <table:table-cell table:style-name="ce5" office:value-type="string">
            <text:p>2.3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708,19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12-bloc-cryptonighthaven?cost=0.2&amp;cost_currency=USD&amp;hr=0.0&amp;p=0.0">Bloc.money(BLOC)</text:a></text:p>
          </table:table-cell>
          <table:table-cell table:style-name="ce3" office:value-type="string">
            <text:p>BT: 2m 1s</text:p>
          </table:table-cell>
          <table:table-cell table:style-name="ce5" office:value-type="string">
            <text:p>6,303,987 52.10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6,55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20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Haven</text:p>
          </table:table-cell>
          <table:table-cell table:style-name="ce3" office:value-type="string">
            <text:p>BR: 12.82</text:p>
          </table:table-cell>
          <table:table-cell table:style-name="ce3" office:value-type="string">
            <text:p>11.4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BLOC">0.00000005(TradeOgre)</text:a> 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079,66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73-msr-cryptonightfastv2?cost=0.2&amp;cost_currency=USD&amp;hr=0.0&amp;p=0.0">Masari(MSR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68,124,949 1.14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35,06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23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FastV2</text:p>
          </table:table-cell>
          <table:table-cell table:style-name="ce3" office:value-type="string">
            <text:p>BR: 1.52</text:p>
          </table:table-cell>
          <table:table-cell table:style-name="ce3" office:value-type="string">
            <text:p>11.2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MSR">0.00000033(TradeOgre)</text:a> -0.1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201,99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01-xwp-cuckaroo29s?cost=0.2&amp;cost_currency=USD&amp;hr=0.0&amp;p=0.0">Swap(XWP)</text:a></text:p>
          </table:table-cell>
          <table:table-cell table:style-name="ce3" office:value-type="string">
            <text:p>BT: 15.91s</text:p>
          </table:table-cell>
          <table:table-cell table:style-name="ce5" office:value-type="string">
            <text:p>2,688 168.00 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87,763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26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roo29s</text:p>
          </table:table-cell>
          <table:table-cell table:style-name="ce3" office:value-type="string">
            <text:p>BR: 0.68</text:p>
          </table:table-cell>
          <table:table-cell table:style-name="ce3" office:value-type="string">
            <text:p>-11.6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XWP">0.00000023(TradeOgre)</text:a> -0.5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7,831,30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3-mwc-cuckatoo31?cost=0.2&amp;cost_currency=USD&amp;hr=0.0&amp;p=0.0">MWC-CT31(MWC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164,091 2.73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2,821,82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29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too31</text:p>
          </table:table-cell>
          <table:table-cell table:style-name="ce3" office:value-type="string">
            <text:p>BR: 0.15</text:p>
          </table:table-cell>
          <table:table-cell table:style-name="ce3" office:value-type="string">
            <text:p>15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MWC_USDT">0.00008592(Hotbit)</text:a> -1.2% </text:p>
          </table:table-cell>
          <table:table-cell table:style-name="ce5" office:value-type="string">
            <text:p>1.47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422,55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05-ccx-cryptonightgpu?cost=0.2&amp;cost_currency=USD&amp;hr=0.0&amp;p=0.0">Conceal(CCX)</text:a></text:p>
          </table:table-cell>
          <table:table-cell table:style-name="ce3" office:value-type="string">
            <text:p>BT: 2m</text:p>
          </table:table-cell>
          <table:table-cell table:style-name="ce5" office:value-type="string">
            <text:p>166,000,000 1.38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,191,80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32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GPU</text:p>
          </table:table-cell>
          <table:table-cell table:style-name="ce3" office:value-type="string">
            <text:p>BR: 6.00</text:p>
          </table:table-cell>
          <table:table-cell table:style-name="ce3" office:value-type="string">
            <text:p>9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CCX_BTC">0.00000370(Hotbit)</text:a> 0.0% </text:p>
          </table:table-cell>
          <table:table-cell table:style-name="ce5" office:value-type="string">
            <text:p>0.6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091,17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4-grin-cuckatoo32?cost=0.2&amp;cost_currency=USD&amp;hr=0.0&amp;p=0.0">Grin-CT32(GRIN)</text:a></text:p>
          </table:table-cell>
          <table:table-cell table:style-name="ce3" office:value-type="string">
            <text:p>BT: 59s</text:p>
          </table:table-cell>
          <table:table-cell table:style-name="ce5" office:value-type="string">
            <text:p>524,241 8.89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4,734,11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35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too32</text:p>
          </table:table-cell>
          <table:table-cell table:style-name="ce3" office:value-type="string">
            <text:p>BR: 60.00</text:p>
          </table:table-cell>
          <table:table-cell table:style-name="ce3" office:value-type="string">
            <text:p>-0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GRIN_BTC">0.00000197(Hotbit)</text:a> -32.8% </text:p>
          </table:table-cell>
          <table:table-cell table:style-name="ce5" office:value-type="string">
            <text:p>4.58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870,40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41-xeq-cryptonightgpu?cost=0.2&amp;cost_currency=USD&amp;hr=0.0&amp;p=0.0">Equilibria(XEQ)</text:a></text:p>
          </table:table-cell>
          <table:table-cell table:style-name="ce3" office:value-type="string">
            <text:p>BT: 2m 1s</text:p>
          </table:table-cell>
          <table:table-cell table:style-name="ce5" office:value-type="string">
            <text:p>81,929,903 677.11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38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GPU</text:p>
          </table:table-cell>
          <table:table-cell table:style-name="ce3" office:value-type="string">
            <text:p>BR: 2.33</text:p>
          </table:table-cell>
          <table:table-cell table:style-name="ce3" office:value-type="string">
            <text:p>-14.7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XEQ">0.00000512(TradeOgre)</text:a> 1.9% </text:p>
          </table:table-cell>
          <table:table-cell table:style-name="ce5" office:value-type="string">
            <text:p>0.34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892,37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60-ryo-cryptonightgpu?cost=0.2&amp;cost_currency=USD&amp;hr=0.0&amp;p=0.0">Ryo(RYO)</text:a></text:p>
          </table:table-cell>
          <table:table-cell table:style-name="ce3" office:value-type="string">
            <text:p>BT: 4m 11s</text:p>
          </table:table-cell>
          <table:table-cell table:style-name="ce5" office:value-type="string">
            <text:p>185,830,482 740.36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651,461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41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GPU</text:p>
          </table:table-cell>
          <table:table-cell table:style-name="ce3" office:value-type="string">
            <text:p>BR: 39.48</text:p>
          </table:table-cell>
          <table:table-cell table:style-name="ce3" office:value-type="string">
            <text:p>10.5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RYO">0.00000067(TradeOgre)</text:a> -0.9% </text:p>
          </table:table-cell>
          <table:table-cell table:style-name="ce5" office:value-type="string">
            <text:p>0.12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70,27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72-aion-equihash-210-9?cost=0.2&amp;cost_currency=USD&amp;hr=0.0&amp;p=0.0">Aion(AION)</text:a></text:p>
          </table:table-cell>
          <table:table-cell table:style-name="ce3" office:value-type="string">
            <text:p>BT: 10.0s</text:p>
          </table:table-cell>
          <table:table-cell table:style-name="ce5" office:value-type="string">
            <text:p>2,108,627 210.86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1,596,91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44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quihash (210,9)</text:p>
          </table:table-cell>
          <table:table-cell table:style-name="ce3" office:value-type="string">
            <text:p>BR: 4.50</text:p>
          </table:table-cell>
          <table:table-cell table:style-name="ce3" office:value-type="string">
            <text:p>1.7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AION_BTC">0.00000176(Binance)</text:a> -2.0% </text:p>
          </table:table-cell>
          <table:table-cell table:style-name="ce5" office:value-type="string">
            <text:p>2.79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2,696,78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94-beam-beamhashiii?cost=0.2&amp;cost_currency=USD&amp;hr=0.0&amp;p=0.0">Beam(BEAM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17,227,614 287.13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1,460,232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47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BeamHashIII</text:p>
          </table:table-cell>
          <table:table-cell table:style-name="ce3" office:value-type="string">
            <text:p>BR: 40.00</text:p>
          </table:table-cell>
          <table:table-cell table:style-name="ce3" office:value-type="string">
            <text:p>-4.3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BEAM_BTC">0.00000727(Hotbit)</text:a> -10.4% </text:p>
          </table:table-cell>
          <table:table-cell table:style-name="ce5" office:value-type="string">
            <text:p>12.97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888,37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9-ctxc-cortex?cost=0.2&amp;cost_currency=USD&amp;hr=0.0&amp;p=0.0">Cortex(CTXC)</text:a></text:p>
          </table:table-cell>
          <table:table-cell table:style-name="ce3" office:value-type="string">
            <text:p>BT: 13.7s</text:p>
          </table:table-cell>
          <table:table-cell table:style-name="ce5" office:value-type="string">
            <text:p>227,388.000 16.59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1,187,842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50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rtex</text:p>
          </table:table-cell>
          <table:table-cell table:style-name="ce3" office:value-type="string">
            <text:p>BR: 7.00</text:p>
          </table:table-cell>
          <table:table-cell table:style-name="ce3" office:value-type="string">
            <text:p>1.0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CTXC_BTC">0.00000640(Binance)</text:a> -1.2% </text:p>
          </table:table-cell>
          <table:table-cell table:style-name="ce5" office:value-type="string">
            <text:p>2.02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,715,8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14-btg-zhash?cost=0.2&amp;cost_currency=USD&amp;hr=0.0&amp;p=0.0">BitcoinGold(BTG)</text:a></text:p>
          </table:table-cell>
          <table:table-cell table:style-name="ce3" office:value-type="string">
            <text:p>BT: 10m 13s</text:p>
          </table:table-cell>
          <table:table-cell table:style-name="ce5" office:value-type="string">
            <text:p>123,520.411 1.65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512,957,51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53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hash</text:p>
          </table:table-cell>
          <table:table-cell table:style-name="ce3" office:value-type="string">
            <text:p>BR: 6.25</text:p>
          </table:table-cell>
          <table:table-cell table:style-name="ce3" office:value-type="string">
            <text:p>-6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BTG_BTC">0.00119700(Binance)</text:a> -1.9% </text:p>
          </table:table-cell>
          <table:table-cell table:style-name="ce5" office:value-type="string">
            <text:p>12.22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751,01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01-xmr-randomx?cost=0.2&amp;cost_currency=USD&amp;hr=0.0&amp;p=0.0">Monero(XMR)</text:a></text:p>
          </table:table-cell>
          <table:table-cell table:style-name="ce3" office:value-type="string">
            <text:p>BT: 2m 3s</text:p>
          </table:table-cell>
          <table:table-cell table:style-name="ce5" office:value-type="string">
            <text:p>313,243,980,811 2.55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,009,450,03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56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andomX</text:p>
          </table:table-cell>
          <table:table-cell table:style-name="ce3" office:value-type="string">
            <text:p>BR: 0.60</text:p>
          </table:table-cell>
          <table:table-cell table:style-name="ce3" office:value-type="string">
            <text:p>-0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XMR_BTC">0.00677300(Binance)</text:a> -2.2% </text:p>
          </table:table-cell>
          <table:table-cell table:style-name="ce5" office:value-type="string">
            <text:p>316.88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687,13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75-firo-firopow?cost=0.2&amp;cost_currency=USD&amp;hr=0.0&amp;p=0.0">Firo(FIRO)</text:a></text:p>
          </table:table-cell>
          <table:table-cell table:style-name="ce3" office:value-type="string">
            <text:p>BT: 2m 31s</text:p>
          </table:table-cell>
          <table:table-cell table:style-name="ce5" office:value-type="string">
            <text:p>1,866.630 53.09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3,384,98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59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iroPow</text:p>
          </table:table-cell>
          <table:table-cell table:style-name="ce3" office:value-type="string">
            <text:p>BR: 1.56</text:p>
          </table:table-cell>
          <table:table-cell table:style-name="ce3" office:value-type="string">
            <text:p>-1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FIRO_BTC">0.00012000(Binance)</text:a> -0.3% </text:p>
          </table:table-cell>
          <table:table-cell table:style-name="ce5" office:value-type="string">
            <text:p>8.78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518,04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63-qrl-randomx?cost=0.2&amp;cost_currency=USD&amp;hr=0.0&amp;p=0.0">Quantum R L(QRL)</text:a></text:p>
          </table:table-cell>
          <table:table-cell table:style-name="ce3" office:value-type="string">
            <text:p>BT: 1m 1s</text:p>
          </table:table-cell>
          <table:table-cell table:style-name="ce5" office:value-type="string">
            <text:p>889,027,615 14.57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1,247,192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62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andomX</text:p>
          </table:table-cell>
          <table:table-cell table:style-name="ce3" office:value-type="string">
            <text:p>BR: 1.85</text:p>
          </table:table-cell>
          <table:table-cell table:style-name="ce3" office:value-type="string">
            <text:p>5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bittrex.com/Market/?MarketName=BTC-QRL">0.00000601(Bittrex)</text:a> 8.5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179,69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8-ftc-neoscrypt?cost=0.2&amp;cost_currency=USD&amp;hr=0.0&amp;p=0.0">Feathercoin(FTC)</text:a></text:p>
          </table:table-cell>
          <table:table-cell table:style-name="ce3" office:value-type="string">
            <text:p>BT: 1m 16s</text:p>
          </table:table-cell>
          <table:table-cell table:style-name="ce5" office:value-type="string">
            <text:p>16.805 949.72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,678,86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65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NeoScrypt</text:p>
          </table:table-cell>
          <table:table-cell table:style-name="ce3" office:value-type="string">
            <text:p>BR: 20.00</text:p>
          </table:table-cell>
          <table:table-cell table:style-name="ce3" office:value-type="string">
            <text:p>95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bittrex.com/Market/Index?MarketName=BTC-FTC">0.00000029(Bittrex)</text:a> -1.1% </text:p>
          </table:table-cell>
          <table:table-cell table:style-name="ce5" office:value-type="string">
            <text:p>0.02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4,291,32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5-vtc-verthash?cost=0.2&amp;cost_currency=USD&amp;hr=0.0&amp;p=0.0">Vertcoin(VTC)</text:a></text:p>
          </table:table-cell>
          <table:table-cell table:style-name="ce3" office:value-type="string">
            <text:p>BT: 2m 29s</text:p>
          </table:table-cell>
          <table:table-cell table:style-name="ce5" office:value-type="string">
            <text:p>46.198 1.33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9,966,982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68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Verthash</text:p>
          </table:table-cell>
          <table:table-cell table:style-name="ce3" office:value-type="string">
            <text:p>BR: 12.50</text:p>
          </table:table-cell>
          <table:table-cell table:style-name="ce3" office:value-type="string">
            <text:p>1.2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bittrex.com/Market/Index?MarketName=BTC-VTC">0.00000629(Bittrex)</text:a> 0.9% </text:p>
          </table:table-cell>
          <table:table-cell table:style-name="ce5" office:value-type="string">
            <text:p>0.2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820,9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 table:number-rows-repeated="1048405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target-range-address="Datas.A1:Datas.J17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11/08/2022</text:date>, <text:time>11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2T17:04:49.018000000</meta:creation-date>
    <dc:date>2022-08-11T11:35:37.02</dc:date>
    <meta:editing-duration>PT20H33M8S</meta:editing-duration>
    <meta:editing-cycles>67</meta:editing-cycles>
    <meta:generator>OpenOffice/4.1.12$Win32 OpenOffice.org_project/4112m1$Build-9809</meta:generator>
    <meta:document-statistic meta:table-count="2" meta:cell-count="1519" meta:object-count="0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
Sub SaveSheetToCsv()
	Document = ThisComponent  'assigns the current document to the variable document
	Sheets = Document.Sheets  'get the container of all Sheets
	Sheet = Sheets(0)   'get the first sheet
	Document.CurrentController.setActiveSheet(Sheet)
	Dim Propval(1) as New com.sun.star.beans.PropertyValue
	Propval(0).Name = "FilterName"
	Propval(0).Value = "Text - txt - csv (StarCalc)"
	Propval(1).Name = "FilterOptions"
	Propval(1).Value ="59,34,0,1,1"   'ASCII  59 = ;  34 = "
	FileName = "C:\Users\Toto-\Desktop\1070.csv"
	FileURL = convertToURL(FileName)
	Document.StoreToURL(FileURL, Propval())
	wait 900000
	repete()
End Sub

Sub repete()
	SaveSheetToCsv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